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7865C4133E1DB95C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58" style:family="graphic" style:parent-style-name="objectwithoutfill">
      <style:graphic-properties svg:stroke-color="#000000" draw:fill="solid" draw:textarea-vertical-align="middle"/>
    </style:style>
    <style:style style:name="gr159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9.854cm" fo:min-width="9.504cm" fo:padding-top="0.177cm" fo:padding-bottom="0.177cm" fo:padding-left="0.302cm" fo:padding-right="0.302cm"/>
    </style:style>
    <style:style style:name="gr160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9.844cm" fo:min-width="11.094cm" fo:padding-top="0.177cm" fo:padding-bottom="0.177cm" fo:padding-left="0.302cm" fo:padding-right="0.302cm"/>
    </style:style>
    <style:style style:name="gr16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2" style:family="graphic" style:parent-style-name="Objet_20_sans_20_remplissage_20_et_20_sans_20_lig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5.792cm, 20.114cm, 3.882cm, 7.805cm)" draw:image-opacity="100%" style:mirror="none"/>
    </style:style>
    <style:style style:name="gr163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c9211e" fo:font-weight="normal"/>
    </style:style>
    <style:style style:name="T2" style:family="text">
      <style:text-properties fo:color="#c9211e" fo:font-style="italic" fo:font-weight="normal" style:font-style-asian="italic" style:font-style-complex="italic"/>
    </style:style>
    <style:style style:name="T3" style:family="text">
      <style:text-properties fo:color="#c9211e" fo:font-style="normal" fo:font-weight="normal" style:font-style-asian="normal" style:font-style-complex="normal"/>
    </style:style>
    <style:style style:name="T4" style:family="text">
      <style:text-properties fo:color="#2a6099" fo:font-weight="normal"/>
    </style:style>
    <style:style style:name="T5" style:family="text">
      <style:text-properties fo:color="#2a6099" fo:font-style="normal" fo:font-weight="normal" style:font-style-asian="normal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827cm" svg:height="0.741cm" svg:x="5.772cm" svg:y="9.414cm" svg:viewBox="0 0 828 742" svg:d="M0 742c360 0 828-212 828-424s-14-318-276-318c0 227-552 439-552 742z">
            <text:p/>
          </draw:path>
          <draw:path draw:style-name="gr2" draw:text-style-name="P2" draw:layer="layout" svg:width="2.023cm" svg:height="1.273cm" svg:x="4.301cm" svg:y="8.936cm" svg:viewBox="0 0 2024 1274" svg:d="M2024 0c0 0 0 849-1 636 2 372-436 638-1010 638s-1012-266-1013-638c1 1 0-265 0-636 0 371 460 636 1012 636 553 0 1012-265 1012-636z">
            <text:p/>
          </draw:path>
          <draw:path draw:style-name="gr3" draw:text-style-name="P3" draw:layer="layout" svg:width="2.022cm" svg:height="1.271cm" svg:x="4.3cm" svg:y="8.3cm" svg:viewBox="0 0 2023 1272" svg:d="M1012 0c573 0 1011 275 1011 636 0 360-438 636-1011 636-574 0-1012-276-1012-636 0-361 438-636 1012-636z">
            <text:p/>
          </draw:path>
          <draw:polygon draw:style-name="gr4" draw:text-style-name="P4" draw:layer="layout" svg:width="0.551cm" svg:height="0.317cm" svg:x="5.404cm" svg:y="8.989cm" svg:viewBox="0 0 552 318" draw:points="276,0 184,53 552,265 460,318 92,106 0,159 0,0">
            <text:p/>
          </draw:polygon>
          <draw:polygon draw:style-name="gr5" draw:text-style-name="P4" draw:layer="layout" svg:width="0.551cm" svg:height="0.317cm" svg:x="4.668cm" svg:y="8.565cm" svg:viewBox="0 0 552 318" draw:points="460,212 552,159 552,318 275,318 367,265 0,53 92,0">
            <text:p/>
          </draw:polygon>
          <draw:polygon draw:style-name="gr6" draw:text-style-name="P4" draw:layer="layout" svg:width="0.551cm" svg:height="0.317cm" svg:x="4.668cm" svg:y="8.989cm" svg:viewBox="0 0 552 318" draw:points="92,212 461,0 552,53 184,265 275,318 0,318 0,159">
            <text:p/>
          </draw:polygon>
          <draw:polygon draw:style-name="gr7" draw:text-style-name="P4" draw:layer="layout" svg:width="0.551cm" svg:height="0.317cm" svg:x="5.404cm" svg:y="8.565cm" svg:viewBox="0 0 552 318" draw:points="367,53 275,0 552,0 552,159 460,106 92,318 0,265">
            <text:p/>
          </draw:polygon>
          <draw:path draw:style-name="gr8" draw:text-style-name="P5" draw:layer="layout" svg:width="2.024cm" svg:height="1.908cm" svg:x="4.3cm" svg:y="8.3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9" draw:text-style-name="P1" draw:layer="layout" svg:width="0.827cm" svg:height="0.741cm" svg:x="14.872cm" svg:y="11.914cm" svg:viewBox="0 0 828 742" svg:d="M0 742c360 0 828-212 828-424s-14-318-276-318c0 227-552 439-552 742z">
            <text:p/>
          </draw:path>
          <draw:path draw:style-name="gr10" draw:text-style-name="P2" draw:layer="layout" svg:width="2.023cm" svg:height="1.273cm" svg:x="13.401cm" svg:y="11.4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3" draw:layer="layout" svg:width="2.022cm" svg:height="1.271cm" svg:x="13.4cm" svg:y="10.8cm" svg:viewBox="0 0 2023 1272" svg:d="M1012 0c573 0 1011 275 1011 636 0 360-438 636-1011 636-574 0-1012-276-1012-636 0-361 438-636 1012-636z">
            <text:p/>
          </draw:path>
          <draw:polygon draw:style-name="gr12" draw:text-style-name="P4" draw:layer="layout" svg:width="0.551cm" svg:height="0.317cm" svg:x="14.504cm" svg:y="11.489cm" svg:viewBox="0 0 552 318" draw:points="276,0 184,53 552,265 460,318 92,106 0,159 0,0">
            <text:p/>
          </draw:polygon>
          <draw:polygon draw:style-name="gr13" draw:text-style-name="P4" draw:layer="layout" svg:width="0.551cm" svg:height="0.317cm" svg:x="13.768cm" svg:y="11.065cm" svg:viewBox="0 0 552 318" draw:points="460,212 552,159 552,318 275,318 367,265 0,53 92,0">
            <text:p/>
          </draw:polygon>
          <draw:polygon draw:style-name="gr14" draw:text-style-name="P4" draw:layer="layout" svg:width="0.551cm" svg:height="0.317cm" svg:x="13.768cm" svg:y="11.489cm" svg:viewBox="0 0 552 318" draw:points="92,212 461,0 552,53 184,265 275,318 0,318 0,159">
            <text:p/>
          </draw:polygon>
          <draw:polygon draw:style-name="gr15" draw:text-style-name="P4" draw:layer="layout" svg:width="0.551cm" svg:height="0.317cm" svg:x="14.504cm" svg:y="11.065cm" svg:viewBox="0 0 552 318" draw:points="367,53 275,0 552,0 552,159 460,106 92,318 0,265">
            <text:p/>
          </draw:polygon>
          <draw:path draw:style-name="gr16" draw:text-style-name="P5" draw:layer="layout" svg:width="2.024cm" svg:height="1.908cm" svg:x="13.4cm" svg:y="10.8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17" draw:text-style-name="P1" draw:layer="layout" svg:width="0.827cm" svg:height="0.741cm" svg:x="14.972cm" svg:y="6.514cm" svg:viewBox="0 0 828 742" svg:d="M0 742c360 0 828-212 828-424s-14-318-276-318c0 227-552 439-552 742z">
            <text:p/>
          </draw:path>
          <draw:path draw:style-name="gr18" draw:text-style-name="P2" draw:layer="layout" svg:width="2.023cm" svg:height="1.273cm" svg:x="13.501cm" svg:y="6.036cm" svg:viewBox="0 0 2024 1274" svg:d="M2024 0c0 0 0 849-1 636 2 372-436 638-1010 638s-1012-266-1013-638c1 1 0-265 0-636 0 371 460 636 1012 636 553 0 1012-265 1012-636z">
            <text:p/>
          </draw:path>
          <draw:path draw:style-name="gr19" draw:text-style-name="P3" draw:layer="layout" svg:width="2.022cm" svg:height="1.271cm" svg:x="13.5cm" svg:y="5.4cm" svg:viewBox="0 0 2023 1272" svg:d="M1012 0c573 0 1011 275 1011 636 0 360-438 636-1011 636-574 0-1012-276-1012-636 0-361 438-636 1012-636z">
            <text:p/>
          </draw:path>
          <draw:polygon draw:style-name="gr20" draw:text-style-name="P4" draw:layer="layout" svg:width="0.551cm" svg:height="0.317cm" svg:x="14.604cm" svg:y="6.089cm" svg:viewBox="0 0 552 318" draw:points="276,0 184,53 552,265 460,318 92,106 0,159 0,0">
            <text:p/>
          </draw:polygon>
          <draw:polygon draw:style-name="gr21" draw:text-style-name="P4" draw:layer="layout" svg:width="0.551cm" svg:height="0.317cm" svg:x="13.868cm" svg:y="5.665cm" svg:viewBox="0 0 552 318" draw:points="460,212 552,159 552,318 275,318 367,265 0,53 92,0">
            <text:p/>
          </draw:polygon>
          <draw:polygon draw:style-name="gr22" draw:text-style-name="P4" draw:layer="layout" svg:width="0.551cm" svg:height="0.317cm" svg:x="13.868cm" svg:y="6.089cm" svg:viewBox="0 0 552 318" draw:points="92,212 461,0 552,53 184,265 275,318 0,318 0,159">
            <text:p/>
          </draw:polygon>
          <draw:polygon draw:style-name="gr23" draw:text-style-name="P4" draw:layer="layout" svg:width="0.551cm" svg:height="0.317cm" svg:x="14.604cm" svg:y="5.665cm" svg:viewBox="0 0 552 318" draw:points="367,53 275,0 552,0 552,159 460,106 92,318 0,265">
            <text:p/>
          </draw:polygon>
          <draw:path draw:style-name="gr24" draw:text-style-name="P5" draw:layer="layout" svg:width="2.024cm" svg:height="1.908cm" svg:x="13.5cm" svg:y="5.4cm" svg:viewBox="0 0 2025 1909" svg:d="M1012 0c573 0 1013 276 1013 636l-1 637c0 371-460 636-1012 636-551 0-1012-265-1012-636 0 0 1-637 0-637 0-361 438-636 1012-636z">
            <text:p/>
          </draw:path>
        </draw:g>
        <draw:g>
          <draw:path draw:style-name="gr25" draw:text-style-name="P1" draw:layer="layout" svg:width="0.827cm" svg:height="0.741cm" svg:x="19.472cm" svg:y="9.314cm" svg:viewBox="0 0 828 742" svg:d="M0 742c360 0 828-212 828-424s-14-318-276-318c0 227-552 439-552 742z">
            <text:p/>
          </draw:path>
          <draw:path draw:style-name="gr26" draw:text-style-name="P2" draw:layer="layout" svg:width="2.023cm" svg:height="1.273cm" svg:x="18.001cm" svg:y="8.836cm" svg:viewBox="0 0 2024 1274" svg:d="M2024 0c0 0 0 849-1 636 2 372-436 638-1010 638s-1012-266-1013-638c1 1 0-265 0-636 0 371 460 636 1012 636 553 0 1012-265 1012-636z">
            <text:p/>
          </draw:path>
          <draw:path draw:style-name="gr27" draw:text-style-name="P3" draw:layer="layout" svg:width="2.022cm" svg:height="1.271cm" svg:x="18cm" svg:y="8.2cm" svg:viewBox="0 0 2023 1272" svg:d="M1012 0c573 0 1011 275 1011 636 0 360-438 636-1011 636-574 0-1012-276-1012-636 0-361 438-636 1012-636z">
            <text:p/>
          </draw:path>
          <draw:polygon draw:style-name="gr28" draw:text-style-name="P4" draw:layer="layout" svg:width="0.551cm" svg:height="0.317cm" svg:x="19.104cm" svg:y="8.889cm" svg:viewBox="0 0 552 318" draw:points="276,0 184,53 552,265 460,318 92,106 0,159 0,0">
            <text:p/>
          </draw:polygon>
          <draw:polygon draw:style-name="gr29" draw:text-style-name="P4" draw:layer="layout" svg:width="0.551cm" svg:height="0.317cm" svg:x="18.368cm" svg:y="8.465cm" svg:viewBox="0 0 552 318" draw:points="460,212 552,159 552,318 275,318 367,265 0,53 92,0">
            <text:p/>
          </draw:polygon>
          <draw:polygon draw:style-name="gr30" draw:text-style-name="P4" draw:layer="layout" svg:width="0.551cm" svg:height="0.317cm" svg:x="18.368cm" svg:y="8.889cm" svg:viewBox="0 0 552 318" draw:points="92,212 461,0 552,53 184,265 275,318 0,318 0,159">
            <text:p/>
          </draw:polygon>
          <draw:polygon draw:style-name="gr31" draw:text-style-name="P4" draw:layer="layout" svg:width="0.551cm" svg:height="0.317cm" svg:x="19.104cm" svg:y="8.465cm" svg:viewBox="0 0 552 318" draw:points="367,53 275,0 552,0 552,159 460,106 92,318 0,265">
            <text:p/>
          </draw:polygon>
          <draw:path draw:style-name="gr32" draw:text-style-name="P5" draw:layer="layout" svg:width="2.024cm" svg:height="1.908cm" svg:x="18cm" svg:y="8.2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3" draw:text-style-name="P6" draw:layer="layout" svg:width="0.151cm" svg:height="0.168cm" svg:x="27.448cm" svg:y="6.209cm" svg:viewBox="0 0 152 169" draw:points="152,101 122,0 0,68 30,169">
              <text:p/>
            </draw:polygon>
            <draw:polygon draw:style-name="gr34" draw:text-style-name="P7" draw:layer="layout" svg:width="0.333cm" svg:height="0.185cm" svg:x="27.235cm" svg:y="6.09cm" svg:viewBox="0 0 334 186" draw:points="334,118 273,68 182,17 122,0 0,68 61,84 152,135 213,186">
              <text:p/>
            </draw:polygon>
            <draw:path draw:style-name="gr35" draw:text-style-name="P8" draw:layer="layout" svg:width="0.272cm" svg:height="0.219cm" svg:x="27.205cm" svg:y="6.158cm" svg:viewBox="0 0 273 220" svg:d="M0 68c0-102 61-68 122-34 60 34 121 34 151 186 0 0-121-68-273-152z">
              <text:p/>
            </draw:path>
            <draw:path draw:style-name="gr36" draw:text-style-name="P9" draw:layer="layout" svg:width="0.394cm" svg:height="0.287cm" svg:x="27.205cm" svg:y="6.09cm" svg:viewBox="0 0 395 288" svg:d="M152 0c61 17 61 17 121 51 31 17 92 33 122 169-61 34-61 34-122 68-34-16-212-119-273-153 0-84 61-84 152-135z">
              <text:p/>
            </draw:path>
          </draw:g>
          <draw:g>
            <draw:path draw:style-name="gr37" draw:text-style-name="P1" draw:layer="layout" svg:width="0.35cm" svg:height="0.209cm" svg:x="26.246cm" svg:y="6.323cm" svg:viewBox="0 0 351 210" svg:d="M0 210c83 0 293-94 335-117s0-93-84-93c0 51-251 210-251 210z">
              <text:p/>
            </draw:path>
            <draw:g>
              <draw:polygon draw:style-name="gr38" draw:text-style-name="P6" draw:layer="layout" svg:width="0.303cm" svg:height="0.236cm" svg:x="26.195cm" svg:y="6.319cm" svg:viewBox="0 0 304 237" draw:points="304,68 304,0 0,169 0,237">
                <text:p/>
              </draw:polygon>
              <draw:polygon draw:style-name="gr39" draw:text-style-name="P6" draw:layer="layout" svg:width="0.303cm" svg:height="0.287cm" svg:x="25.952cm" svg:y="6.066cm" svg:viewBox="0 0 304 288" draw:points="304,118 304,0 0,169 0,288">
                <text:p/>
              </draw:polygon>
              <draw:polygon draw:style-name="gr40" draw:text-style-name="P7" draw:layer="layout" svg:width="0.546cm" svg:height="0.303cm" svg:x="25.952cm" svg:y="6.184cm" svg:viewBox="0 0 547 304" draw:points="547,135 304,0 0,169 243,304">
                <text:p/>
              </draw:polygon>
              <draw:polygon draw:style-name="gr41" draw:text-style-name="P8" draw:layer="layout" svg:width="0.303cm" svg:height="0.287cm" svg:x="25.891cm" svg:y="6.268cm" svg:viewBox="0 0 304 288" draw:points="304,288 304,220 61,84 61,0 0,34 0,118">
                <text:p/>
              </draw:polygon>
              <draw:polygon draw:style-name="gr42" draw:text-style-name="P6" draw:layer="layout" svg:width="0.971cm" svg:height="1.284cm" svg:x="25.861cm" svg:y="5.034cm" svg:viewBox="0 0 972 1285" draw:points="972,744 972,0 0,541 0,1285">
                <text:p/>
              </draw:polygon>
              <draw:polygon draw:style-name="gr43" draw:text-style-name="P10" draw:layer="layout" svg:width="0.91cm" svg:height="1.183cm" svg:x="25.891cm" svg:y="5.084cm" svg:viewBox="0 0 911 1184" draw:points="911,676 911,0 0,508 0,1184">
                <text:p/>
              </draw:polygon>
              <draw:polygon draw:style-name="gr44" draw:text-style-name="P7" draw:layer="layout" svg:width="1.032cm" svg:height="0.574cm" svg:x="25.8cm" svg:y="5cm" svg:viewBox="0 0 1033 575" draw:points="61,575 1033,34 972,0 0,541">
                <text:p/>
              </draw:polygon>
              <draw:polygon draw:style-name="gr45" draw:text-style-name="P8" draw:layer="layout" svg:width="0.06cm" svg:height="0.777cm" svg:x="25.8cm" svg:y="5.541cm" svg:viewBox="0 0 61 778" draw:points="61,778 61,34 0,0 0,744">
                <text:p/>
              </draw:polygon>
              <draw:polygon draw:style-name="gr46" draw:text-style-name="P9" draw:layer="layout" svg:width="1.032cm" svg:height="1.555cm" svg:x="25.8cm" svg:y="5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47" draw:text-style-name="P1" draw:layer="layout" svg:width="0.257cm" svg:height="0.162cm" svg:x="27.088cm" svg:y="6.448cm" svg:viewBox="0 0 258 163" svg:d="M0 163c0 0 167-47 209-70 45-25 84-93 0-93 0 51-209 163-209 163z">
              <text:p/>
            </draw:path>
            <draw:g>
              <draw:polygon draw:style-name="gr48" draw:text-style-name="P7" draw:layer="layout" svg:width="1.305cm" svg:height="0.726cm" svg:x="25.991cm" svg:y="6.235cm" svg:viewBox="0 0 1306 727" draw:points="334,727 1306,186 972,0 0,541">
                <text:p/>
              </draw:polygon>
              <draw:polygon draw:style-name="gr49" draw:text-style-name="P8" draw:layer="layout" svg:width="0.333cm" svg:height="0.253cm" svg:x="25.991cm" svg:y="6.776cm" svg:viewBox="0 0 334 254" draw:points="334,254 334,186 0,0 0,68">
                <text:p/>
              </draw:polygon>
              <draw:polygon draw:style-name="gr50" draw:text-style-name="P6" draw:layer="layout" svg:width="0.971cm" svg:height="0.608cm" svg:x="26.325cm" svg:y="6.421cm" svg:viewBox="0 0 972 609" draw:points="972,68 972,0 0,541 0,609">
                <text:p/>
              </draw:polygon>
              <draw:polygon draw:style-name="gr51" draw:text-style-name="P9" draw:layer="layout" svg:width="1.305cm" svg:height="0.794cm" svg:x="25.991cm" svg:y="6.235cm" svg:viewBox="0 0 1306 795" draw:points="972,0 0,541 0,609 334,795 1306,254 1306,186">
                <text:p/>
              </draw:polygon>
              <draw:g>
                <draw:polygon draw:style-name="gr52" draw:text-style-name="P11" draw:layer="layout" svg:width="0.424cm" svg:height="0.236cm" svg:x="26.795cm" svg:y="6.281cm" svg:viewBox="0 0 425 237" draw:points="425,135 182,0 0,101 243,237">
                  <text:p/>
                </draw:polygon>
                <draw:line draw:style-name="gr53" draw:text-style-name="P12" draw:layer="layout" svg:x1="27.159cm" svg:y1="6.45cm" svg:x2="26.916cm" svg:y2="6.315cm">
                  <text:p/>
                </draw:line>
                <draw:line draw:style-name="gr54" draw:text-style-name="P12" draw:layer="layout" svg:x1="27.099cm" svg:y1="6.484cm" svg:x2="26.856cm" svg:y2="6.349cm">
                  <text:p/>
                </draw:line>
                <draw:line draw:style-name="gr55" draw:text-style-name="P12" draw:layer="layout" svg:x1="27.038cm" svg:y1="6.315cm" svg:x2="26.856cm" svg:y2="6.416cm">
                  <text:p/>
                </draw:line>
                <draw:line draw:style-name="gr56" draw:text-style-name="P12" draw:layer="layout" svg:x1="27.098cm" svg:y1="6.349cm" svg:x2="26.916cm" svg:y2="6.45cm">
                  <text:p/>
                </draw:line>
                <draw:line draw:style-name="gr57" draw:text-style-name="P12" draw:layer="layout" svg:x1="27.16cm" svg:y1="6.382cm" svg:x2="27.038cm" svg:y2="6.45cm">
                  <text:p/>
                </draw:line>
              </draw:g>
              <draw:g>
                <draw:polygon draw:style-name="gr58" draw:text-style-name="P11" draw:layer="layout" svg:width="0.88cm" svg:height="0.49cm" svg:x="26.083cm" svg:y="6.423cm" svg:viewBox="0 0 881 491" draw:points="881,135 638,0 0,355 243,491">
                  <text:p/>
                </draw:polygon>
                <draw:line draw:style-name="gr59" draw:text-style-name="P12" draw:layer="layout" svg:x1="26.903cm" svg:y1="6.524cm" svg:x2="26.265cm" svg:y2="6.879cm">
                  <text:p/>
                </draw:line>
                <draw:line draw:style-name="gr60" draw:text-style-name="P12" draw:layer="layout" svg:x1="26.842cm" svg:y1="6.491cm" svg:x2="26.204cm" svg:y2="6.846cm">
                  <text:p/>
                </draw:line>
                <draw:line draw:style-name="gr61" draw:text-style-name="P12" draw:layer="layout" svg:x1="26.782cm" svg:y1="6.457cm" svg:x2="26.144cm" svg:y2="6.812cm">
                  <text:p/>
                </draw:line>
                <draw:line draw:style-name="gr62" draw:text-style-name="P12" draw:layer="layout" svg:x1="26.205cm" svg:y1="6.779cm" svg:x2="26.144cm" svg:y2="6.745cm">
                  <text:p/>
                </draw:line>
                <draw:line draw:style-name="gr63" draw:text-style-name="P12" draw:layer="layout" svg:x1="26.266cm" svg:y1="6.745cm" svg:x2="26.205cm" svg:y2="6.711cm">
                  <text:p/>
                </draw:line>
                <draw:line draw:style-name="gr64" draw:text-style-name="P12" draw:layer="layout" svg:x1="26.326cm" svg:y1="6.711cm" svg:x2="26.265cm" svg:y2="6.677cm">
                  <text:p/>
                </draw:line>
                <draw:line draw:style-name="gr65" draw:text-style-name="P12" draw:layer="layout" svg:x1="26.296cm" svg:y1="6.795cm" svg:x2="26.235cm" svg:y2="6.761cm">
                  <text:p/>
                </draw:line>
                <draw:line draw:style-name="gr66" draw:text-style-name="P12" draw:layer="layout" svg:x1="26.356cm" svg:y1="6.762cm" svg:x2="26.295cm" svg:y2="6.728cm">
                  <text:p/>
                </draw:line>
                <draw:line draw:style-name="gr67" draw:text-style-name="P12" draw:layer="layout" svg:x1="26.417cm" svg:y1="6.728cm" svg:x2="26.356cm" svg:y2="6.694cm">
                  <text:p/>
                </draw:line>
                <draw:line draw:style-name="gr68" draw:text-style-name="P12" draw:layer="layout" svg:x1="26.387cm" svg:y1="6.677cm" svg:x2="26.326cm" svg:y2="6.643cm">
                  <text:p/>
                </draw:line>
                <draw:line draw:style-name="gr69" draw:text-style-name="P12" draw:layer="layout" svg:x1="26.478cm" svg:y1="6.694cm" svg:x2="26.417cm" svg:y2="6.66cm">
                  <text:p/>
                </draw:line>
                <draw:line draw:style-name="gr70" draw:text-style-name="P12" draw:layer="layout" svg:x1="26.448cm" svg:y1="6.643cm" svg:x2="26.387cm" svg:y2="6.609cm">
                  <text:p/>
                </draw:line>
                <draw:line draw:style-name="gr71" draw:text-style-name="P12" draw:layer="layout" svg:x1="26.508cm" svg:y1="6.609cm" svg:x2="26.447cm" svg:y2="6.575cm">
                  <text:p/>
                </draw:line>
                <draw:line draw:style-name="gr72" draw:text-style-name="P12" draw:layer="layout" svg:x1="26.569cm" svg:y1="6.575cm" svg:x2="26.508cm" svg:y2="6.541cm">
                  <text:p/>
                </draw:line>
                <draw:line draw:style-name="gr73" draw:text-style-name="P12" draw:layer="layout" svg:x1="26.539cm" svg:y1="6.66cm" svg:x2="26.478cm" svg:y2="6.626cm">
                  <text:p/>
                </draw:line>
                <draw:line draw:style-name="gr74" draw:text-style-name="P12" draw:layer="layout" svg:x1="26.6cm" svg:y1="6.626cm" svg:x2="26.539cm" svg:y2="6.592cm">
                  <text:p/>
                </draw:line>
                <draw:line draw:style-name="gr75" draw:text-style-name="P12" draw:layer="layout" svg:x1="26.66cm" svg:y1="6.592cm" svg:x2="26.599cm" svg:y2="6.558cm">
                  <text:p/>
                </draw:line>
                <draw:line draw:style-name="gr76" draw:text-style-name="P12" draw:layer="layout" svg:x1="26.63cm" svg:y1="6.542cm" svg:x2="26.569cm" svg:y2="6.508cm">
                  <text:p/>
                </draw:line>
                <draw:line draw:style-name="gr77" draw:text-style-name="P12" draw:layer="layout" svg:x1="26.721cm" svg:y1="6.558cm" svg:x2="26.66cm" svg:y2="6.524cm">
                  <text:p/>
                </draw:line>
                <draw:line draw:style-name="gr78" draw:text-style-name="P12" draw:layer="layout" svg:x1="26.691cm" svg:y1="6.508cm" svg:x2="26.63cm" svg:y2="6.474cm">
                  <text:p/>
                </draw:line>
                <draw:line draw:style-name="gr79" draw:text-style-name="P12" draw:layer="layout" svg:x1="26.752cm" svg:y1="6.474cm" svg:x2="26.691cm" svg:y2="6.44cm">
                  <text:p/>
                </draw:line>
                <draw:line draw:style-name="gr80" draw:text-style-name="P12" draw:layer="layout" svg:x1="26.782cm" svg:y1="6.525cm" svg:x2="26.721cm" svg:y2="6.491cm">
                  <text:p/>
                </draw:line>
                <draw:line draw:style-name="gr81" draw:text-style-name="P12" draw:layer="layout" svg:x1="26.387cm" svg:y1="6.812cm" svg:x2="26.326cm" svg:y2="6.778cm">
                  <text:p/>
                </draw:line>
                <draw:line draw:style-name="gr82" draw:text-style-name="P12" draw:layer="layout" svg:x1="26.448cm" svg:y1="6.779cm" svg:x2="26.387cm" svg:y2="6.745cm">
                  <text:p/>
                </draw:line>
                <draw:line draw:style-name="gr83" draw:text-style-name="P12" draw:layer="layout" svg:x1="26.508cm" svg:y1="6.745cm" svg:x2="26.447cm" svg:y2="6.711cm">
                  <text:p/>
                </draw:line>
                <draw:line draw:style-name="gr84" draw:text-style-name="P12" draw:layer="layout" svg:x1="26.539cm" svg:y1="6.795cm" svg:x2="26.478cm" svg:y2="6.761cm">
                  <text:p/>
                </draw:line>
                <draw:line draw:style-name="gr85" draw:text-style-name="P12" draw:layer="layout" svg:x1="26.6cm" svg:y1="6.762cm" svg:x2="26.539cm" svg:y2="6.728cm">
                  <text:p/>
                </draw:line>
                <draw:line draw:style-name="gr86" draw:text-style-name="P12" draw:layer="layout" svg:x1="26.569cm" svg:y1="6.711cm" svg:x2="26.508cm" svg:y2="6.677cm">
                  <text:p/>
                </draw:line>
                <draw:line draw:style-name="gr87" draw:text-style-name="P12" draw:layer="layout" svg:x1="26.63cm" svg:y1="6.677cm" svg:x2="26.569cm" svg:y2="6.643cm">
                  <text:p/>
                </draw:line>
                <draw:line draw:style-name="gr88" draw:text-style-name="P12" draw:layer="layout" svg:x1="26.691cm" svg:y1="6.643cm" svg:x2="26.63cm" svg:y2="6.609cm">
                  <text:p/>
                </draw:line>
                <draw:line draw:style-name="gr89" draw:text-style-name="P12" draw:layer="layout" svg:x1="26.752cm" svg:y1="6.609cm" svg:x2="26.691cm" svg:y2="6.575cm">
                  <text:p/>
                </draw:line>
                <draw:line draw:style-name="gr90" draw:text-style-name="P12" draw:layer="layout" svg:x1="26.843cm" svg:y1="6.626cm" svg:x2="26.782cm" svg:y2="6.592cm">
                  <text:p/>
                </draw:line>
                <draw:line draw:style-name="gr91" draw:text-style-name="P12" draw:layer="layout" svg:x1="26.812cm" svg:y1="6.575cm" svg:x2="26.751cm" svg:y2="6.541cm">
                  <text:p/>
                </draw:line>
                <draw:line draw:style-name="gr92" draw:text-style-name="P12" draw:layer="layout" svg:x1="26.903cm" svg:y1="6.592cm" svg:x2="26.842cm" svg:y2="6.558cm">
                  <text:p/>
                </draw:line>
                <draw:line draw:style-name="gr93" draw:text-style-name="P12" draw:layer="layout" svg:x1="26.417cm" svg:y1="6.863cm" svg:x2="26.356cm" svg:y2="6.829cm">
                  <text:p/>
                </draw:line>
                <draw:line draw:style-name="gr94" draw:text-style-name="P12" draw:layer="layout" svg:x1="26.478cm" svg:y1="6.829cm" svg:x2="26.417cm" svg:y2="6.795cm">
                  <text:p/>
                </draw:line>
              </draw:g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5" draw:text-style-name="P6" draw:layer="layout" svg:width="0.151cm" svg:height="0.168cm" svg:x="27.448cm" svg:y="12.209cm" svg:viewBox="0 0 152 169" draw:points="152,101 122,0 0,68 30,169">
              <text:p/>
            </draw:polygon>
            <draw:polygon draw:style-name="gr96" draw:text-style-name="P7" draw:layer="layout" svg:width="0.333cm" svg:height="0.185cm" svg:x="27.235cm" svg:y="12.09cm" svg:viewBox="0 0 334 186" draw:points="334,118 273,68 182,17 122,0 0,68 61,84 152,135 213,186">
              <text:p/>
            </draw:polygon>
            <draw:path draw:style-name="gr97" draw:text-style-name="P8" draw:layer="layout" svg:width="0.272cm" svg:height="0.219cm" svg:x="27.205cm" svg:y="12.158cm" svg:viewBox="0 0 273 220" svg:d="M0 68c0-102 61-68 122-34 60 34 121 34 151 186 0 0-121-68-273-152z">
              <text:p/>
            </draw:path>
            <draw:path draw:style-name="gr98" draw:text-style-name="P9" draw:layer="layout" svg:width="0.394cm" svg:height="0.287cm" svg:x="27.205cm" svg:y="12.09cm" svg:viewBox="0 0 395 288" svg:d="M152 0c61 17 61 17 121 51 31 17 92 33 122 169-61 34-61 34-122 68-34-16-212-119-273-153 0-84 61-84 152-135z">
              <text:p/>
            </draw:path>
          </draw:g>
          <draw:g>
            <draw:path draw:style-name="gr99" draw:text-style-name="P1" draw:layer="layout" svg:width="0.35cm" svg:height="0.209cm" svg:x="26.246cm" svg:y="12.323cm" svg:viewBox="0 0 351 210" svg:d="M0 210c83 0 293-94 335-117s0-93-84-93c0 51-251 210-251 210z">
              <text:p/>
            </draw:path>
            <draw:g>
              <draw:polygon draw:style-name="gr100" draw:text-style-name="P6" draw:layer="layout" svg:width="0.303cm" svg:height="0.236cm" svg:x="26.195cm" svg:y="12.319cm" svg:viewBox="0 0 304 237" draw:points="304,68 304,0 0,169 0,237">
                <text:p/>
              </draw:polygon>
              <draw:polygon draw:style-name="gr101" draw:text-style-name="P6" draw:layer="layout" svg:width="0.303cm" svg:height="0.287cm" svg:x="25.952cm" svg:y="12.066cm" svg:viewBox="0 0 304 288" draw:points="304,118 304,0 0,169 0,288">
                <text:p/>
              </draw:polygon>
              <draw:polygon draw:style-name="gr102" draw:text-style-name="P7" draw:layer="layout" svg:width="0.546cm" svg:height="0.303cm" svg:x="25.952cm" svg:y="12.184cm" svg:viewBox="0 0 547 304" draw:points="547,135 304,0 0,169 243,304">
                <text:p/>
              </draw:polygon>
              <draw:polygon draw:style-name="gr103" draw:text-style-name="P8" draw:layer="layout" svg:width="0.303cm" svg:height="0.287cm" svg:x="25.891cm" svg:y="12.268cm" svg:viewBox="0 0 304 288" draw:points="304,288 304,220 61,84 61,0 0,34 0,118">
                <text:p/>
              </draw:polygon>
              <draw:polygon draw:style-name="gr104" draw:text-style-name="P6" draw:layer="layout" svg:width="0.971cm" svg:height="1.284cm" svg:x="25.861cm" svg:y="11.034cm" svg:viewBox="0 0 972 1285" draw:points="972,744 972,0 0,541 0,1285">
                <text:p/>
              </draw:polygon>
              <draw:polygon draw:style-name="gr105" draw:text-style-name="P10" draw:layer="layout" svg:width="0.91cm" svg:height="1.183cm" svg:x="25.891cm" svg:y="11.084cm" svg:viewBox="0 0 911 1184" draw:points="911,676 911,0 0,508 0,1184">
                <text:p/>
              </draw:polygon>
              <draw:polygon draw:style-name="gr106" draw:text-style-name="P7" draw:layer="layout" svg:width="1.032cm" svg:height="0.574cm" svg:x="25.8cm" svg:y="11cm" svg:viewBox="0 0 1033 575" draw:points="61,575 1033,34 972,0 0,541">
                <text:p/>
              </draw:polygon>
              <draw:polygon draw:style-name="gr107" draw:text-style-name="P8" draw:layer="layout" svg:width="0.06cm" svg:height="0.777cm" svg:x="25.8cm" svg:y="11.541cm" svg:viewBox="0 0 61 778" draw:points="61,778 61,34 0,0 0,744">
                <text:p/>
              </draw:polygon>
              <draw:polygon draw:style-name="gr108" draw:text-style-name="P9" draw:layer="layout" svg:width="1.032cm" svg:height="1.555cm" svg:x="25.8cm" svg:y="11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09" draw:text-style-name="P1" draw:layer="layout" svg:width="0.257cm" svg:height="0.162cm" svg:x="27.088cm" svg:y="12.448cm" svg:viewBox="0 0 258 163" svg:d="M0 163c0 0 167-47 209-70 45-25 84-93 0-93 0 51-209 163-209 163z">
              <text:p/>
            </draw:path>
            <draw:g>
              <draw:polygon draw:style-name="gr110" draw:text-style-name="P7" draw:layer="layout" svg:width="1.305cm" svg:height="0.726cm" svg:x="25.991cm" svg:y="12.235cm" svg:viewBox="0 0 1306 727" draw:points="334,727 1306,186 972,0 0,541">
                <text:p/>
              </draw:polygon>
              <draw:polygon draw:style-name="gr111" draw:text-style-name="P8" draw:layer="layout" svg:width="0.333cm" svg:height="0.253cm" svg:x="25.991cm" svg:y="12.776cm" svg:viewBox="0 0 334 254" draw:points="334,254 334,186 0,0 0,68">
                <text:p/>
              </draw:polygon>
              <draw:polygon draw:style-name="gr112" draw:text-style-name="P6" draw:layer="layout" svg:width="0.971cm" svg:height="0.608cm" svg:x="26.325cm" svg:y="12.421cm" svg:viewBox="0 0 972 609" draw:points="972,68 972,0 0,541 0,609">
                <text:p/>
              </draw:polygon>
              <draw:polygon draw:style-name="gr113" draw:text-style-name="P9" draw:layer="layout" svg:width="1.305cm" svg:height="0.794cm" svg:x="25.991cm" svg:y="12.235cm" svg:viewBox="0 0 1306 795" draw:points="972,0 0,541 0,609 334,795 1306,254 1306,186">
                <text:p/>
              </draw:polygon>
              <draw:g>
                <draw:polygon draw:style-name="gr114" draw:text-style-name="P11" draw:layer="layout" svg:width="0.424cm" svg:height="0.236cm" svg:x="26.795cm" svg:y="12.281cm" svg:viewBox="0 0 425 237" draw:points="425,135 182,0 0,101 243,237">
                  <text:p/>
                </draw:polygon>
                <draw:line draw:style-name="gr115" draw:text-style-name="P12" draw:layer="layout" svg:x1="27.159cm" svg:y1="12.45cm" svg:x2="26.916cm" svg:y2="12.315cm">
                  <text:p/>
                </draw:line>
                <draw:line draw:style-name="gr116" draw:text-style-name="P12" draw:layer="layout" svg:x1="27.099cm" svg:y1="12.484cm" svg:x2="26.856cm" svg:y2="12.349cm">
                  <text:p/>
                </draw:line>
                <draw:line draw:style-name="gr117" draw:text-style-name="P12" draw:layer="layout" svg:x1="27.038cm" svg:y1="12.315cm" svg:x2="26.856cm" svg:y2="12.416cm">
                  <text:p/>
                </draw:line>
                <draw:line draw:style-name="gr118" draw:text-style-name="P12" draw:layer="layout" svg:x1="27.098cm" svg:y1="12.349cm" svg:x2="26.916cm" svg:y2="12.45cm">
                  <text:p/>
                </draw:line>
                <draw:line draw:style-name="gr119" draw:text-style-name="P12" draw:layer="layout" svg:x1="27.16cm" svg:y1="12.382cm" svg:x2="27.038cm" svg:y2="12.45cm">
                  <text:p/>
                </draw:line>
              </draw:g>
              <draw:g>
                <draw:polygon draw:style-name="gr120" draw:text-style-name="P11" draw:layer="layout" svg:width="0.88cm" svg:height="0.49cm" svg:x="26.083cm" svg:y="12.423cm" svg:viewBox="0 0 881 491" draw:points="881,135 638,0 0,355 243,491">
                  <text:p/>
                </draw:polygon>
                <draw:line draw:style-name="gr121" draw:text-style-name="P12" draw:layer="layout" svg:x1="26.903cm" svg:y1="12.524cm" svg:x2="26.265cm" svg:y2="12.879cm">
                  <text:p/>
                </draw:line>
                <draw:line draw:style-name="gr122" draw:text-style-name="P12" draw:layer="layout" svg:x1="26.842cm" svg:y1="12.491cm" svg:x2="26.204cm" svg:y2="12.846cm">
                  <text:p/>
                </draw:line>
                <draw:line draw:style-name="gr123" draw:text-style-name="P12" draw:layer="layout" svg:x1="26.782cm" svg:y1="12.457cm" svg:x2="26.144cm" svg:y2="12.812cm">
                  <text:p/>
                </draw:line>
                <draw:line draw:style-name="gr124" draw:text-style-name="P12" draw:layer="layout" svg:x1="26.205cm" svg:y1="12.779cm" svg:x2="26.144cm" svg:y2="12.745cm">
                  <text:p/>
                </draw:line>
                <draw:line draw:style-name="gr125" draw:text-style-name="P12" draw:layer="layout" svg:x1="26.266cm" svg:y1="12.745cm" svg:x2="26.205cm" svg:y2="12.711cm">
                  <text:p/>
                </draw:line>
                <draw:line draw:style-name="gr126" draw:text-style-name="P12" draw:layer="layout" svg:x1="26.326cm" svg:y1="12.711cm" svg:x2="26.265cm" svg:y2="12.677cm">
                  <text:p/>
                </draw:line>
                <draw:line draw:style-name="gr127" draw:text-style-name="P12" draw:layer="layout" svg:x1="26.296cm" svg:y1="12.795cm" svg:x2="26.235cm" svg:y2="12.761cm">
                  <text:p/>
                </draw:line>
                <draw:line draw:style-name="gr128" draw:text-style-name="P12" draw:layer="layout" svg:x1="26.356cm" svg:y1="12.762cm" svg:x2="26.295cm" svg:y2="12.728cm">
                  <text:p/>
                </draw:line>
                <draw:line draw:style-name="gr129" draw:text-style-name="P12" draw:layer="layout" svg:x1="26.417cm" svg:y1="12.728cm" svg:x2="26.356cm" svg:y2="12.694cm">
                  <text:p/>
                </draw:line>
                <draw:line draw:style-name="gr130" draw:text-style-name="P12" draw:layer="layout" svg:x1="26.387cm" svg:y1="12.677cm" svg:x2="26.326cm" svg:y2="12.643cm">
                  <text:p/>
                </draw:line>
                <draw:line draw:style-name="gr131" draw:text-style-name="P12" draw:layer="layout" svg:x1="26.478cm" svg:y1="12.694cm" svg:x2="26.417cm" svg:y2="12.66cm">
                  <text:p/>
                </draw:line>
                <draw:line draw:style-name="gr132" draw:text-style-name="P12" draw:layer="layout" svg:x1="26.448cm" svg:y1="12.643cm" svg:x2="26.387cm" svg:y2="12.609cm">
                  <text:p/>
                </draw:line>
                <draw:line draw:style-name="gr133" draw:text-style-name="P12" draw:layer="layout" svg:x1="26.508cm" svg:y1="12.609cm" svg:x2="26.447cm" svg:y2="12.575cm">
                  <text:p/>
                </draw:line>
                <draw:line draw:style-name="gr134" draw:text-style-name="P12" draw:layer="layout" svg:x1="26.569cm" svg:y1="12.575cm" svg:x2="26.508cm" svg:y2="12.541cm">
                  <text:p/>
                </draw:line>
                <draw:line draw:style-name="gr135" draw:text-style-name="P12" draw:layer="layout" svg:x1="26.539cm" svg:y1="12.66cm" svg:x2="26.478cm" svg:y2="12.626cm">
                  <text:p/>
                </draw:line>
                <draw:line draw:style-name="gr136" draw:text-style-name="P12" draw:layer="layout" svg:x1="26.6cm" svg:y1="12.626cm" svg:x2="26.539cm" svg:y2="12.592cm">
                  <text:p/>
                </draw:line>
                <draw:line draw:style-name="gr137" draw:text-style-name="P12" draw:layer="layout" svg:x1="26.66cm" svg:y1="12.592cm" svg:x2="26.599cm" svg:y2="12.558cm">
                  <text:p/>
                </draw:line>
                <draw:line draw:style-name="gr138" draw:text-style-name="P12" draw:layer="layout" svg:x1="26.63cm" svg:y1="12.542cm" svg:x2="26.569cm" svg:y2="12.508cm">
                  <text:p/>
                </draw:line>
                <draw:line draw:style-name="gr139" draw:text-style-name="P12" draw:layer="layout" svg:x1="26.721cm" svg:y1="12.558cm" svg:x2="26.66cm" svg:y2="12.524cm">
                  <text:p/>
                </draw:line>
                <draw:line draw:style-name="gr140" draw:text-style-name="P12" draw:layer="layout" svg:x1="26.691cm" svg:y1="12.508cm" svg:x2="26.63cm" svg:y2="12.474cm">
                  <text:p/>
                </draw:line>
                <draw:line draw:style-name="gr141" draw:text-style-name="P12" draw:layer="layout" svg:x1="26.752cm" svg:y1="12.474cm" svg:x2="26.691cm" svg:y2="12.44cm">
                  <text:p/>
                </draw:line>
                <draw:line draw:style-name="gr142" draw:text-style-name="P12" draw:layer="layout" svg:x1="26.782cm" svg:y1="12.525cm" svg:x2="26.721cm" svg:y2="12.491cm">
                  <text:p/>
                </draw:line>
                <draw:line draw:style-name="gr143" draw:text-style-name="P12" draw:layer="layout" svg:x1="26.387cm" svg:y1="12.812cm" svg:x2="26.326cm" svg:y2="12.778cm">
                  <text:p/>
                </draw:line>
                <draw:line draw:style-name="gr144" draw:text-style-name="P12" draw:layer="layout" svg:x1="26.448cm" svg:y1="12.779cm" svg:x2="26.387cm" svg:y2="12.745cm">
                  <text:p/>
                </draw:line>
                <draw:line draw:style-name="gr145" draw:text-style-name="P12" draw:layer="layout" svg:x1="26.508cm" svg:y1="12.745cm" svg:x2="26.447cm" svg:y2="12.711cm">
                  <text:p/>
                </draw:line>
                <draw:line draw:style-name="gr146" draw:text-style-name="P12" draw:layer="layout" svg:x1="26.539cm" svg:y1="12.795cm" svg:x2="26.478cm" svg:y2="12.761cm">
                  <text:p/>
                </draw:line>
                <draw:line draw:style-name="gr147" draw:text-style-name="P12" draw:layer="layout" svg:x1="26.6cm" svg:y1="12.762cm" svg:x2="26.539cm" svg:y2="12.728cm">
                  <text:p/>
                </draw:line>
                <draw:line draw:style-name="gr148" draw:text-style-name="P12" draw:layer="layout" svg:x1="26.569cm" svg:y1="12.711cm" svg:x2="26.508cm" svg:y2="12.677cm">
                  <text:p/>
                </draw:line>
                <draw:line draw:style-name="gr149" draw:text-style-name="P12" draw:layer="layout" svg:x1="26.63cm" svg:y1="12.677cm" svg:x2="26.569cm" svg:y2="12.643cm">
                  <text:p/>
                </draw:line>
                <draw:line draw:style-name="gr150" draw:text-style-name="P12" draw:layer="layout" svg:x1="26.691cm" svg:y1="12.643cm" svg:x2="26.63cm" svg:y2="12.609cm">
                  <text:p/>
                </draw:line>
                <draw:line draw:style-name="gr151" draw:text-style-name="P12" draw:layer="layout" svg:x1="26.752cm" svg:y1="12.609cm" svg:x2="26.691cm" svg:y2="12.575cm">
                  <text:p/>
                </draw:line>
                <draw:line draw:style-name="gr152" draw:text-style-name="P12" draw:layer="layout" svg:x1="26.843cm" svg:y1="12.626cm" svg:x2="26.782cm" svg:y2="12.592cm">
                  <text:p/>
                </draw:line>
                <draw:line draw:style-name="gr153" draw:text-style-name="P12" draw:layer="layout" svg:x1="26.812cm" svg:y1="12.575cm" svg:x2="26.751cm" svg:y2="12.541cm">
                  <text:p/>
                </draw:line>
                <draw:line draw:style-name="gr154" draw:text-style-name="P12" draw:layer="layout" svg:x1="26.903cm" svg:y1="12.592cm" svg:x2="26.842cm" svg:y2="12.558cm">
                  <text:p/>
                </draw:line>
                <draw:line draw:style-name="gr155" draw:text-style-name="P12" draw:layer="layout" svg:x1="26.417cm" svg:y1="12.863cm" svg:x2="26.356cm" svg:y2="12.829cm">
                  <text:p/>
                </draw:line>
                <draw:line draw:style-name="gr156" draw:text-style-name="P12" draw:layer="layout" svg:x1="26.478cm" svg:y1="12.829cm" svg:x2="26.417cm" svg:y2="12.795cm">
                  <text:p/>
                </draw:line>
              </draw:g>
            </draw:g>
          </draw:g>
        </draw:g>
        <draw:line draw:style-name="gr157" draw:text-style-name="P13" draw:layer="layout" svg:x1="24.2cm" svg:y1="5cm" svg:x2="24.2cm" svg:y2="7.3cm">
          <text:p/>
        </draw:line>
        <draw:line draw:style-name="gr157" draw:text-style-name="P13" draw:layer="layout" svg:x1="24.2cm" svg:y1="10.8cm" svg:x2="24.2cm" svg:y2="13.1cm">
          <text:p/>
        </draw:line>
        <draw:line draw:style-name="gr157" draw:text-style-name="P13" draw:layer="layout" svg:x1="9.5cm" svg:y1="5cm" svg:x2="9.5cm" svg:y2="7.3cm">
          <text:p/>
        </draw:line>
        <draw:line draw:style-name="gr157" draw:text-style-name="P13" draw:layer="layout" svg:x1="9.5cm" svg:y1="10.8cm" svg:x2="9.5cm" svg:y2="13.1cm">
          <text:p/>
        </draw:line>
        <draw:line draw:style-name="gr157" draw:text-style-name="P13" draw:layer="layout" svg:x1="11.3cm" svg:y1="7.9cm" svg:x2="11.3cm" svg:y2="10.2cm">
          <text:p/>
        </draw:line>
        <draw:line draw:style-name="gr158" draw:text-style-name="P13" draw:layer="layout" svg:x1="15.4cm" svg:y1="6.7cm" svg:x2="18.5cm" svg:y2="8.3cm">
          <text:p/>
        </draw:line>
        <draw:line draw:style-name="gr158" draw:text-style-name="P13" draw:layer="layout" svg:x1="22.9cm" svg:y1="8.3cm" svg:x2="24.2cm" svg:y2="6cm">
          <text:p/>
        </draw:line>
        <draw:line draw:style-name="gr158" draw:text-style-name="P13" draw:layer="layout" svg:x1="24.2cm" svg:y1="6cm" svg:x2="25.8cm" svg:y2="6cm">
          <text:p/>
        </draw:line>
        <draw:line draw:style-name="gr158" draw:text-style-name="P13" draw:layer="layout" svg:x1="23cm" svg:y1="9.9cm" svg:x2="24.2cm" svg:y2="12.1cm">
          <text:p/>
        </draw:line>
        <draw:line draw:style-name="gr158" draw:text-style-name="P13" draw:layer="layout" svg:x1="25.8cm" svg:y1="12.1cm" svg:x2="24.2cm" svg:y2="12.1cm">
          <text:p/>
        </draw:line>
        <draw:line draw:style-name="gr158" draw:text-style-name="P13" draw:layer="layout" svg:x1="18.1cm" svg:y1="9.7cm" svg:x2="15.4cm" svg:y2="11.4cm">
          <text:p/>
        </draw:line>
        <draw:line draw:style-name="gr158" draw:text-style-name="P13" draw:layer="layout" svg:x1="11.3cm" svg:y1="9.2cm" svg:x2="13.7cm" svg:y2="11cm">
          <text:p/>
        </draw:line>
        <draw:line draw:style-name="gr158" draw:text-style-name="P13" draw:layer="layout" svg:x1="13.5cm" svg:y1="6.9cm" svg:x2="11.3cm" svg:y2="8.8cm">
          <text:p/>
        </draw:line>
        <draw:line draw:style-name="gr158" draw:text-style-name="P13" draw:layer="layout" svg:x1="13.4cm" svg:y1="6.2cm" svg:x2="9.5cm" svg:y2="6.2cm">
          <text:p/>
        </draw:line>
        <draw:line draw:style-name="gr158" draw:text-style-name="P13" draw:layer="layout" svg:x1="13.4cm" svg:y1="12cm" svg:x2="9.5cm" svg:y2="12cm">
          <text:p/>
        </draw:line>
        <draw:line draw:style-name="gr158" draw:text-style-name="P13" draw:layer="layout" svg:x1="9.5cm" svg:y1="6.1cm" svg:x2="6.3cm" svg:y2="8.8cm">
          <text:p/>
        </draw:line>
        <draw:line draw:style-name="gr158" draw:text-style-name="P13" draw:layer="layout" svg:x1="9.5cm" svg:y1="12cm" svg:x2="6.3cm" svg:y2="9.5cm">
          <text:p/>
        </draw:line>
        <draw:custom-shape draw:style-name="gr159" draw:text-style-name="P14" draw:layer="layout" svg:width="11.2cm" svg:height="11.3cm" svg:x="17.1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4" draw:layer="layout" svg:width="12.8cm" svg:height="11.3cm" svg:x="3.401cm" svg:y="3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16" draw:layer="layout" svg:width="8.1cm" svg:height="1.673cm" svg:x="6cm" svg:y="2.3cm">
          <draw:text-box>
            <text:p text:style-name="P15"><text:span text:style-name="T1">AS de TRANSIT (n° </text:span><text:span text:style-name="T2">_ _ _</text:span><text:span text:style-name="T3">)</text:span></text:p>
          </draw:text-box>
        </draw:frame>
        <draw:frame draw:style-name="gr161" draw:text-style-name="P17" draw:layer="layout" svg:width="7.2cm" svg:height="1.673cm" svg:x="19.8cm" svg:y="2.3cm">
          <draw:text-box>
            <text:p text:style-name="P15"><text:span text:style-name="T4">AS SOUCHE n° (_ _ _</text:span><text:span text:style-name="T5">)</text:span></text:p>
          </draw:text-box>
        </draw:frame>
        <draw:frame draw:style-name="gr162" draw:text-style-name="P14" draw:layer="layout" svg:width="1.8cm" svg:height="1.54cm" svg:x="1.1cm" svg:y="8.4cm">
          <draw:image xlink:href="Pictures/10000201000005560000027865C4133E1DB95C13.png" xlink:type="simple" xlink:show="embed" xlink:actuate="onLoad" loext:mime-type="image/png">
            <text:p/>
          </draw:image>
        </draw:frame>
        <draw:line draw:style-name="gr158" draw:text-style-name="P13" draw:layer="layout" svg:x1="4.3cm" svg:y1="9.2cm" svg:x2="2.7cm" svg:y2="9.2cm">
          <text:p/>
        </draw:line>
        <draw:frame draw:style-name="gr163" draw:text-style-name="P18" draw:layer="layout" svg:width="0.8cm" svg:height="2.471cm" svg:x="8.7cm" svg:y="4.9cm">
          <draw:text-box>
            <text:p><text:span text:style-name="T6">LAN1</text:span></text:p>
          </draw:text-box>
        </draw:frame>
        <draw:frame draw:style-name="gr163" draw:text-style-name="P18" draw:layer="layout" svg:width="0.8cm" svg:height="2.471cm" svg:x="10.6cm" svg:y="7.801cm">
          <draw:text-box>
            <text:p><text:span text:style-name="T6">LAN3</text:span></text:p>
          </draw:text-box>
        </draw:frame>
        <draw:frame draw:style-name="gr163" draw:text-style-name="P18" draw:layer="layout" svg:width="0.8cm" svg:height="2.471cm" svg:x="8.7cm" svg:y="10.801cm">
          <draw:text-box>
            <text:p><text:span text:style-name="T6">LAN2</text:span></text:p>
          </draw:text-box>
        </draw:frame>
        <draw:frame draw:style-name="gr163" draw:text-style-name="P18" draw:layer="layout" svg:width="0.8cm" svg:height="2.471cm" svg:x="23.5cm" svg:y="10.701cm">
          <draw:text-box>
            <text:p><text:span text:style-name="T6">LAN5</text:span></text:p>
          </draw:text-box>
        </draw:frame>
        <draw:frame draw:style-name="gr163" draw:text-style-name="P18" draw:layer="layout" svg:width="0.8cm" svg:height="2.471cm" svg:x="23.5cm" svg:y="4.901cm">
          <draw:text-box>
            <text:p><text:span text:style-name="T6">LAN4</text:span></text:p>
          </draw:text-box>
        </draw:frame>
        <draw:frame draw:style-name="gr164" draw:text-style-name="P19" draw:layer="layout" svg:width="2.2cm" svg:height="1.361cm" svg:x="0.9cm" svg:y="9.696cm">
          <draw:text-box>
            <text:p text:style-name="P15"><text:span text:style-name="T6">LAN de la salle</text:span></text:p>
          </draw:text-box>
        </draw:frame>
        <draw:frame draw:style-name="gr165" draw:text-style-name="P18" draw:layer="layout" svg:width="1.5cm" svg:height="1cm" svg:x="4.6cm" svg:y="10.1cm">
          <draw:text-box>
            <text:p>R1</text:p>
          </draw:text-box>
        </draw:frame>
        <draw:frame draw:style-name="gr165" draw:text-style-name="P18" draw:layer="layout" svg:width="1.5cm" svg:height="1cm" svg:x="18.3cm" svg:y="9.9cm">
          <draw:text-box>
            <text:p>R4</text:p>
          </draw:text-box>
        </draw:frame>
        <draw:frame draw:style-name="gr165" draw:text-style-name="P18" draw:layer="layout" svg:width="1.5cm" svg:height="1cm" svg:x="13.8cm" svg:y="7.2cm">
          <draw:text-box>
            <text:p>R3</text:p>
          </draw:text-box>
        </draw:frame>
        <draw:frame draw:style-name="gr165" draw:text-style-name="P18" draw:layer="layout" svg:width="1.5cm" svg:height="1cm" svg:x="13.7cm" svg:y="12.6cm">
          <draw:text-box>
            <text:p>R2</text:p>
          </draw:text-box>
        </draw:frame>
        <draw:frame draw:style-name="gr166" draw:text-style-name="P20" draw:layer="layout" svg:width="0.4cm" svg:height="0.607cm" svg:x="3.8cm" svg:y="8.7cm">
          <draw:text-box>
            <text:p><text:span text:style-name="T7">0</text:span></text:p>
          </draw:text-box>
        </draw:frame>
        <draw:frame draw:style-name="gr166" draw:text-style-name="P20" draw:layer="layout" svg:width="0.4cm" svg:height="0.607cm" svg:x="13cm" svg:y="5.701cm">
          <draw:text-box>
            <text:p><text:span text:style-name="T7">0</text:span></text:p>
          </draw:text-box>
        </draw:frame>
        <draw:frame draw:style-name="gr166" draw:text-style-name="P20" draw:layer="layout" svg:width="0.4cm" svg:height="0.607cm" svg:x="12.9cm" svg:y="11.501cm">
          <draw:text-box>
            <text:p><text:span text:style-name="T7">0</text:span></text:p>
          </draw:text-box>
        </draw:frame>
        <draw:frame draw:style-name="gr166" draw:text-style-name="P20" draw:layer="layout" svg:width="0.4cm" svg:height="0.607cm" svg:x="18.2cm" svg:y="7.801cm">
          <draw:text-box>
            <text:p><text:span text:style-name="T7">0</text:span></text:p>
          </draw:text-box>
        </draw:frame>
        <draw:frame draw:style-name="gr166" draw:text-style-name="P20" draw:layer="layout" svg:width="0.4cm" svg:height="0.607cm" svg:x="6.1cm" svg:y="8.201cm">
          <draw:text-box>
            <text:p><text:span text:style-name="T7">1</text:span></text:p>
          </draw:text-box>
        </draw:frame>
        <draw:frame draw:style-name="gr166" draw:text-style-name="P20" draw:layer="layout" svg:width="0.4cm" svg:height="0.607cm" svg:x="13.1cm" svg:y="6.602cm">
          <draw:text-box>
            <text:p><text:span text:style-name="T7">1</text:span></text:p>
          </draw:text-box>
        </draw:frame>
        <draw:frame draw:style-name="gr166" draw:text-style-name="P20" draw:layer="layout" svg:width="0.4cm" svg:height="0.607cm" svg:x="13.5cm" svg:y="10.502cm">
          <draw:text-box>
            <text:p><text:span text:style-name="T7">1</text:span></text:p>
          </draw:text-box>
        </draw:frame>
        <draw:frame draw:style-name="gr166" draw:text-style-name="P20" draw:layer="layout" svg:width="0.4cm" svg:height="0.607cm" svg:x="17.6cm" svg:y="9.302cm">
          <draw:text-box>
            <text:p><text:span text:style-name="T7">1</text:span></text:p>
          </draw:text-box>
        </draw:frame>
        <draw:frame draw:style-name="gr166" draw:text-style-name="P20" draw:layer="layout" svg:width="0.4cm" svg:height="0.607cm" svg:x="6.3cm" svg:y="9.102cm">
          <draw:text-box>
            <text:p><text:span text:style-name="T7">2</text:span></text:p>
          </draw:text-box>
        </draw:frame>
        <draw:frame draw:style-name="gr166" draw:text-style-name="P20" draw:layer="layout" svg:width="0.4cm" svg:height="0.607cm" svg:x="15.4cm" svg:y="11.203cm">
          <draw:text-box>
            <text:p><text:span text:style-name="T7">2</text:span></text:p>
          </draw:text-box>
        </draw:frame>
        <draw:frame draw:style-name="gr166" draw:text-style-name="P20" draw:layer="layout" svg:width="0.4cm" svg:height="0.607cm" svg:x="15.4cm" svg:y="6.703cm">
          <draw:text-box>
            <text:p><text:span text:style-name="T7">2</text:span></text:p>
          </draw:text-box>
        </draw:frame>
        <draw:frame draw:style-name="gr166" draw:text-style-name="P20" draw:layer="layout" svg:width="0.4cm" svg:height="0.607cm" svg:x="20cm" svg:y="8.593cm">
          <draw:text-box>
            <text:p><text:span text:style-name="T7">2</text:span></text:p>
          </draw:text-box>
        </draw:frame>
        <draw:frame draw:style-name="gr166" draw:text-style-name="P20" draw:layer="layout" svg:width="0.4cm" svg:height="0.607cm" svg:x="23cm" svg:y="7.893cm">
          <draw:text-box>
            <text:p><text:span text:style-name="T7">1</text:span></text:p>
          </draw:text-box>
        </draw:frame>
        <draw:g>
          <draw:path draw:style-name="gr167" draw:text-style-name="P1" draw:layer="layout" svg:width="0.827cm" svg:height="0.741cm" svg:x="22.672cm" svg:y="9.314cm" svg:viewBox="0 0 828 742" svg:d="M0 742c360 0 828-212 828-424s-14-318-276-318c0 227-552 439-552 742z">
            <text:p/>
          </draw:path>
          <draw:path draw:style-name="gr168" draw:text-style-name="P2" draw:layer="layout" svg:width="2.023cm" svg:height="1.273cm" svg:x="21.201cm" svg:y="8.836cm" svg:viewBox="0 0 2024 1274" svg:d="M2024 0c0 0 0 849-1 636 2 372-436 638-1010 638s-1012-266-1013-638c1 1 0-265 0-636 0 371 460 636 1012 636 553 0 1012-265 1012-636z">
            <text:p/>
          </draw:path>
          <draw:path draw:style-name="gr169" draw:text-style-name="P3" draw:layer="layout" svg:width="2.022cm" svg:height="1.271cm" svg:x="21.2cm" svg:y="8.2cm" svg:viewBox="0 0 2023 1272" svg:d="M1012 0c573 0 1011 275 1011 636 0 360-438 636-1011 636-574 0-1012-276-1012-636 0-361 438-636 1012-636z">
            <text:p/>
          </draw:path>
          <draw:polygon draw:style-name="gr170" draw:text-style-name="P4" draw:layer="layout" svg:width="0.551cm" svg:height="0.317cm" svg:x="22.304cm" svg:y="8.889cm" svg:viewBox="0 0 552 318" draw:points="276,0 184,53 552,265 460,318 92,106 0,159 0,0">
            <text:p/>
          </draw:polygon>
          <draw:polygon draw:style-name="gr171" draw:text-style-name="P4" draw:layer="layout" svg:width="0.551cm" svg:height="0.317cm" svg:x="21.568cm" svg:y="8.465cm" svg:viewBox="0 0 552 318" draw:points="460,212 552,159 552,318 275,318 367,265 0,53 92,0">
            <text:p/>
          </draw:polygon>
          <draw:polygon draw:style-name="gr172" draw:text-style-name="P4" draw:layer="layout" svg:width="0.551cm" svg:height="0.317cm" svg:x="21.568cm" svg:y="8.889cm" svg:viewBox="0 0 552 318" draw:points="92,212 461,0 552,53 184,265 275,318 0,318 0,159">
            <text:p/>
          </draw:polygon>
          <draw:polygon draw:style-name="gr173" draw:text-style-name="P4" draw:layer="layout" svg:width="0.551cm" svg:height="0.317cm" svg:x="22.304cm" svg:y="8.465cm" svg:viewBox="0 0 552 318" draw:points="367,53 275,0 552,0 552,159 460,106 92,318 0,265">
            <text:p/>
          </draw:polygon>
          <draw:path draw:style-name="gr174" draw:text-style-name="P5" draw:layer="layout" svg:width="2.024cm" svg:height="1.908cm" svg:x="21.2cm" svg:y="8.2cm" svg:viewBox="0 0 2025 1909" svg:d="M1012 0c573 0 1013 276 1013 636l-1 637c0 371-460 636-1012 636-551 0-1012-265-1012-636 0 0 1-637 0-637 0-361 438-636 1012-636z">
            <text:p/>
          </draw:path>
        </draw:g>
        <draw:frame draw:style-name="gr166" draw:text-style-name="P20" draw:layer="layout" svg:width="0.3cm" svg:height="0.607cm" svg:x="23cm" svg:y="9.594cm">
          <draw:text-box>
            <text:p><text:span text:style-name="T7">2</text:span></text:p>
          </draw:text-box>
        </draw:frame>
        <draw:frame draw:style-name="gr166" draw:text-style-name="P20" draw:layer="layout" svg:width="0.3cm" svg:height="0.607cm" svg:x="20.9cm" svg:y="8.595cm">
          <draw:text-box>
            <text:p><text:span text:style-name="T7">0</text:span></text:p>
          </draw:text-box>
        </draw:frame>
        <draw:line draw:style-name="gr158" draw:text-style-name="P13" draw:layer="layout" svg:x1="21.2cm" svg:y1="9.1cm" svg:x2="20cm" svg:y2="9.1cm">
          <text:p/>
        </draw:line>
        <draw:frame draw:style-name="gr165" draw:text-style-name="P18" draw:layer="layout" svg:width="1.5cm" svg:height="1cm" svg:x="21.5cm" svg:y="9.9cm">
          <draw:text-box>
            <text:p>R5</text:p>
          </draw:text-box>
        </draw:frame>
        <draw:frame draw:style-name="gr165" draw:text-style-name="P18" draw:layer="layout" svg:width="1.5cm" svg:height="1cm" svg:x="18.3cm" svg:y="9.9cm">
          <draw:text-box>
            <text:p>R4</text:p>
          </draw:text-box>
        </draw:frame>
        <draw:frame draw:style-name="gr165" draw:text-style-name="P18" draw:layer="layout" svg:width="1.5cm" svg:height="1cm" svg:x="25.8cm" svg:y="6.9cm">
          <draw:text-box>
            <text:p>M4</text:p>
          </draw:text-box>
        </draw:frame>
        <draw:frame draw:style-name="gr165" draw:text-style-name="P18" draw:layer="layout" svg:width="1.5cm" svg:height="1cm" svg:x="25.9cm" svg:y="12.9cm">
          <draw:text-box>
            <text:p>M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2T15:14:23.555000000</dc:date>
    <meta:editing-duration>PT1H4M20S</meta:editing-duration>
    <meta:editing-cycles>7</meta:editing-cycles>
    <meta:generator>LibreOffice/6.4.6.2$Linux_X86_64 LibreOffice_project/40$Build-2</meta:generator>
    <meta:document-statistic meta:object-count="238"/>
  </office:meta>
</office:document-meta>
</file>